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margin-top="0cm" fo:margin-bottom="0cm" fo:line-height="115%" fo:text-align="center" style:justify-single-word="false" fo:text-indent="-1.27cm" style:auto-text-indent="false">
        <style:tab-stops>
          <style:tab-stop style:position="0.388cm"/>
          <style:tab-stop style:position="1.27cm"/>
        </style:tab-stops>
      </style:paragraph-properties>
    </style:style>
    <style:style style:name="P2" style:family="paragraph" style:parent-style-name="Standard" style:master-page-name="Standard">
      <style:paragraph-properties fo:margin-left="1.27cm" fo:margin-right="0cm" fo:margin-top="0cm" fo:margin-bottom="0cm" fo:line-height="115%" fo:text-align="center" style:justify-single-word="false" fo:text-indent="-1.27cm" style:auto-text-indent="false" style:page-number="auto">
        <style:tab-stops>
          <style:tab-stop style:position="0.388cm"/>
          <style:tab-stop style:position="1.27cm"/>
        </style:tab-stops>
      </style:paragraph-properties>
      <style:text-properties fo:font-size="20pt" style:font-size-asian="20pt" style:font-size-complex="20pt"/>
    </style:style>
    <style:style style:name="P3" style:family="paragraph" style:parent-style-name="Text" style:list-style-name="WWNum2"/>
    <style:style style:name="P4" style:family="paragraph" style:parent-style-name="Text">
      <style:paragraph-properties fo:margin-top="0.035cm" fo:margin-bottom="0cm" fo:line-height="100%"/>
    </style:style>
    <style:style style:name="P5" style:family="paragraph" style:parent-style-name="Text" style:list-style-name="WWNum2">
      <style:paragraph-properties fo:margin-left="0cm" fo:margin-right="0cm" fo:text-align="start" style:justify-single-word="false" fo:text-indent="0cm" style:auto-text-indent="false"/>
    </style:style>
    <style:style style:name="P6" style:family="paragraph" style:parent-style-name="Text">
      <style:paragraph-properties fo:margin-left="2.54cm" fo:margin-right="0cm" fo:text-indent="0cm" style:auto-text-indent="false"/>
    </style:style>
    <style:style style:name="P7" style:family="paragraph" style:parent-style-name="Text">
      <style:paragraph-properties fo:margin-left="1.27cm" fo:margin-right="0cm" fo:text-indent="0cm" style:auto-text-indent="false"/>
    </style:style>
    <style:style style:name="P8" style:family="paragraph" style:parent-style-name="Heading_20_4">
      <style:paragraph-properties fo:margin-top="0.423cm" fo:margin-bottom="0cm" fo:line-height="108%"/>
      <style:text-properties fo:color="#2f5496" style:text-outline="false" style:font-name="Calibri Light" fo:font-size="16pt" style:text-underline-style="none" style:font-name-asian="Calibri Light1" style:font-size-asian="16pt" style:font-name-complex="Calibri Light1" style:font-size-complex="16pt"/>
    </style:style>
    <style:style style:name="P9" style:family="paragraph" style:parent-style-name="Heading_20_5" style:list-style-name="WWNum4">
      <style:paragraph-properties fo:margin-top="0cm" fo:margin-bottom="0.282cm" fo:line-height="108%" fo:keep-together="auto" fo:keep-with-next="auto"/>
    </style:style>
    <style:style style:name="T1" style:family="text">
      <style:text-properties style:font-name="Arial1"/>
    </style:style>
    <style:style style:name="T2" style:family="text">
      <style:text-properties style:font-name="Arial1" fo:font-size="14pt" fo:language="de" fo:country="DE" style:text-underline-style="none" style:font-name-asian="Arial2" style:font-size-asian="14pt" style:font-name-complex="Arial2" style:font-size-complex="14pt"/>
    </style:style>
    <style:style style:name="T3" style:family="text">
      <style:text-properties style:font-name="Arial1" fo:language="en" fo:country="US"/>
    </style:style>
    <style:style style:name="T4" style:family="text">
      <style:text-properties style:font-name="Arial1" fo:language="de" fo:country="DE"/>
    </style:style>
    <style:style style:name="T5" style:family="text">
      <style:text-properties fo:language="en" fo:country="US"/>
    </style:style>
    <style:style style:name="T6" style:family="text">
      <style:text-properties fo:language="en" fo:country="US" style:font-name-asian="Arial Unicode MS" style:font-name-complex="Arial Unicode MS"/>
    </style:style>
    <style:style style:name="T7" style:family="text">
      <style:text-properties fo:language="en" fo:country="US" fo:font-weight="bold"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de" fo:country="DE"/>
    </style:style>
    <style:style style:name="T10" style:family="text">
      <style:text-properties fo:language="de" fo:country="DE" fo:font-weight="bold" style:font-weight-asian="bold" style:font-weight-complex="bold"/>
    </style:style>
    <style:style style:name="T11" style:family="text">
      <style:text-properties fo:language="fr" fo:country="FR"/>
    </style:style>
    <style:style style:name="T12" style:family="text">
      <style:text-properties fo:language="fr" fo:country="FR" style:font-name-asian="Arial Unicode MS" style:font-name-complex="Arial Unicode MS"/>
    </style:style>
    <style:style style:name="T13" style:family="text">
      <style:text-properties fo:language="fr" fo:country="FR" fo:font-weight="bold" style:font-weight-asian="bold" style:font-weight-complex="bold"/>
    </style:style>
    <style:style style:name="T14" style:family="text">
      <style:text-properties style:font-name-asian="Arial Unicode MS" style:font-name-complex="Arial Unicode MS"/>
    </style:style>
    <style:style style:name="T15" style:family="text">
      <style:text-properties fo:color="#000000" style:text-outline="false" fo:language="en" fo:country="US"/>
    </style:style>
    <style:style style:name="T16" style:family="text">
      <style:text-properties fo:color="#000000" style:text-outline="false" fo:language="en" fo:country="US" style:text-underline-style="none"/>
    </style:style>
    <style:style style:name="T17" style:family="text">
      <style:text-properties fo:color="#000000" style:text-outline="false" fo:language="en" fo:country="US" fo:font-weight="bold" style:font-weight-asian="bold" style:font-weight-complex="bold"/>
    </style:style>
    <style:style style:name="T18" style:family="text">
      <style:text-properties fo:language="pt" fo:country="PT"/>
    </style:style>
    <style:style style:name="T19" style:family="text">
      <style:text-properties fo:color="#fa0600" style:text-outline="false" fo:language="en" fo:country="US"/>
    </style:style>
    <style:style style:name="T20" style:family="text">
      <style:text-properties fo:font-weight="bold" style:font-weight-asian="bold" style:font-weight-complex="bold"/>
    </style:style>
    <style:style style:name="T21" style:family="text">
      <style:text-properties fo:language="ar" fo:country="SA" style:language-complex="ar" style:country-complex="SA"/>
    </style:style>
    <style:style style:name="T22" style:family="text">
      <style:text-properties fo:language="it" fo:country="IT"/>
    </style:style>
    <style:style style:name="T23" style:family="text">
      <style:text-properties fo:language="it" fo:country="IT" fo:font-weight="bold" style:font-weight-asian="bold" style:font-weight-complex="bold"/>
    </style:style>
    <style:style style:name="T24" style:family="text">
      <style:text-properties fo:language="es" fo:country="ES"/>
    </style:style>
    <style:style style:name="T25" style:family="text">
      <style:text-properties fo:color="#f70030" style:text-outline="false" fo:language="nl" fo:country="NL"/>
    </style:style>
    <style:style style:name="T26" style:family="text">
      <style:text-properties fo:language="nl" fo:country="NL"/>
    </style:style>
    <style:style style:name="T27" style:family="text">
      <style:text-properties fo:color="#ff0002" style:text-outline="false" fo:language="en" fo:country="US"/>
    </style:style>
    <style:style style:name="T28" style:family="text">
      <style:text-properties fo:color="#ff3333" fo:language="de" fo:country="DE"/>
    </style:style>
    <style:style style:name="T29" style:family="text">
      <style:text-properties style:text-position="super 58%"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eregistration Report for Conceptual Replication of Experiment 1 by W</text:span><text:span text:style-name="T1">ü</text:span><text:span text:style-name="T4">hr and Seegelke (2018) </text:span></text:p>
      <text:p text:style-name="P1"><text:span text:style-name="T2"/></text:p>
      <text:p text:style-name="Text"/>
      <text:p text:style-name="P4"><text:a xlink:type="simple" xlink:href="#o9ssh2swz09" text:style-name="Internet_20_link" text:visited-style-name="Visited_20_Internet_20_Link"><text:span text:style-name="Hyperlink.0"><text:span text:style-name="T5">Study Information</text:span></text:span></text:a></text:p>
      <text:p text:style-name="P4"><text:a xlink:type="simple" xlink:href="#mzf79vx2q6j" text:style-name="Internet_20_link" text:visited-style-name="Visited_20_Internet_20_Link"><text:span text:style-name="Hyperlink.0"><text:span text:style-name="T5">Design Plan</text:span></text:span></text:a></text:p>
      <text:p text:style-name="P4"><text:a xlink:type="simple" xlink:href="#hu8o0vkz41nk" text:style-name="Internet_20_link" text:visited-style-name="Visited_20_Internet_20_Link"><text:span text:style-name="Hyperlink.0"><text:span text:style-name="T5">Sampling Plan</text:span></text:span></text:a></text:p>
      <text:p text:style-name="P4"><text:a xlink:type="simple" xlink:href="#pec3rgxfolor" text:style-name="Internet_20_link" text:visited-style-name="Visited_20_Internet_20_Link"><text:span text:style-name="Hyperlink.0"><text:span text:style-name="T11">Variables</text:span></text:span></text:a></text:p>
      <text:p text:style-name="P4"><text:a xlink:type="simple" xlink:href="#mtn7m44krsg" text:style-name="Internet_20_link" text:visited-style-name="Visited_20_Internet_20_Link"><text:span text:style-name="Hyperlink.0"><text:span text:style-name="T5">Analysis Plan</text:span></text:span></text:a></text:p>
      <text:p text:style-name="P4"><text:a xlink:type="simple" xlink:href="#wujw18ggcuz" text:style-name="Internet_20_link" text:visited-style-name="Visited_20_Internet_20_Link"><text:span text:style-name="Hyperlink.0"><text:span text:style-name="T5">Other</text:span></text:span></text:a></text:p>
      <text:p text:style-name="Text"/>
      <text:list xml:id="list7581720256178789733" text:style-name="Outline">
        <text:list-item>
          <text:list>
            <text:list-item>
              <text:list>
                <text:list-item>
                  <text:h text:style-name="Heading_20_3" text:outline-level="3"><text:bookmark text:name="_o9ssh2swz09"/><text:span text:style-name="Ohne"><text:span text:style-name="T14">S</text:span></text:span><text:span text:style-name="Ohne"><text:span text:style-name="T6">tudy Information</text:span></text:span></text:h>
                </text:list-item>
              </text:list>
            </text:list-item>
          </text:list>
        </text:list-item>
      </text:list>
      <text:list xml:id="list3975655541722474405" text:style-name="WWNum2">
        <text:list-item>
          <text:p text:style-name="P3"><text:span text:style-name="Ohne"><text:span text:style-name="T10">Title</text:span></text:span><text:span text:style-name="Ohne"><text:line-break/></text:span><text:span text:style-name="T5">Conceptual Replication of Experiment 1 by W</text:span>ü<text:span text:style-name="T9">hr and Seegelke (2018)</text:span></text:p>
        </text:list-item>
      </text:list>
      <text:p text:style-name="Text"/>
      <text:list xml:id="list37421609" text:continue-numbering="true" text:style-name="WWNum2">
        <text:list-item>
          <text:p text:style-name="P3"><text:span text:style-name="Ohne"><text:span text:style-name="T7">Authors</text:span></text:span></text:p>
        </text:list-item>
      </text:list>
      <text:p text:style-name="Text"><text:span text:style-name="Ohne"><text:span text:style-name="T9"><text:tab/>Pia Stermann, Paul Jänsch, Ludger Masch, Alexander Prochnow</text:span></text:span></text:p>
      <text:p text:style-name="Text"/>
      <text:list xml:id="list37405953" text:continue-numbering="true" text:style-name="WWNum2">
        <text:list-item>
          <text:p text:style-name="P3"><text:span text:style-name="Ohne"><text:span text:style-name="T13">Description</text:span></text:span><text:span text:style-name="Ohne"><text:line-break/></text:span><text:span text:style-name="T5">The task is designed to see if responses are faster or more accurate when the size of the stimulus to respond to is compatible with the horizontal location of the response button, or the hand used to press that button. For example, W</text:span>ü<text:span text:style-name="T5">hr and Seegelke(2018) found that participants in their experiment 1 were faster to respond to a large stimulus object with a key that is on the right of the keyboard (e.g. "Backspace", pressed with the right hand), than with a key that is on the left of the keyboard (e.g. "Tabulator", pressed with the left hand). And for small stimulus objects, they found that reaction times were numerically faster for left-hand responses than for right-hand responses.</text:span></text:p>
        </text:list-item>
      </text:list>
      <text:p text:style-name="P6"/>
      <text:p text:style-name="Text"/>
      <text:list xml:id="list37401926" text:continue-numbering="true" text:style-name="WWNum2">
        <text:list-item>
          <text:p text:style-name="P3"><text:span text:style-name="Ohne"><text:span text:style-name="T7">Hypotheses</text:span></text:span></text:p>
        </text:list-item>
      </text:list>
      <text:list xml:id="list7555501305131702759" text:style-name="WWNum4">
        <text:list-item>
          <text:list>
            <text:list-item>
              <text:p text:style-name="P9"><text:span text:style-name="T16">Response times for right-hand responses are faster to the larger stimulus than to the smaller stimulus.</text:span></text:p>
            </text:list-item>
            <text:list-item>
              <text:p text:style-name="P9"><text:span text:style-name="T16">Left-hand responses are faster to the smaller stimulus than to the larger stimulus.</text:span></text:p>
            </text:list-item>
            <text:list-item>
              <text:p text:style-name="P9"><text:span text:style-name="T16">The stimulus size – response location compatibility effect is larger for right-hand responses than for left-hand responses.</text:span></text:p>
            </text:list-item>
          </text:list>
        </text:list-item>
      </text:list>
      <text:list xml:id="list37408770" text:continue-list="list7581720256178789733" text:style-name="Outline">
        <text:list-item>
          <text:list>
            <text:list-item>
              <text:list>
                <text:list-item>
                  <text:list>
                    <text:list-item>
                      <text:h text:style-name="P8" text:outline-level="1"/>
                    </text:list-item>
                  </text:list>
                </text:list-item>
              </text:list>
            </text:list-item>
          </text:list>
        </text:list-item>
      </text:list>
      <text:p text:style-name="Text"/>
      <text:p text:style-name="Text"/>
      <text:p text:style-name="Text"/>
      <text:p text:style-name="Text"><text:soft-page-break/></text:p>
      <text:p text:style-name="Text"/>
      <text:p text:style-name="Text"/>
      <text:list xml:id="list37403491" text:continue-numbering="true" text:style-name="Outline">
        <text:list-item>
          <text:list>
            <text:list-item>
              <text:list>
                <text:list-item>
                  <text:h text:style-name="Heading_20_3" text:outline-level="3"><text:bookmark text:name="_mzf79vx2q6j"/><text:span text:style-name="Ohne"><text:span text:style-name="T14">D</text:span></text:span><text:span text:style-name="Ohne"><text:span text:style-name="T6">esign Plan</text:span></text:span></text:h>
                </text:list-item>
              </text:list>
            </text:list-item>
          </text:list>
        </text:list-item>
      </text:list>
      <text:p text:style-name="Text"/>
      <text:list xml:id="list37424120" text:continue-list="list37401926" text:style-name="WWNum2">
        <text:list-item>
          <text:p text:style-name="P3"><text:span text:style-name="Ohne"><text:span text:style-name="T7">Study type</text:span></text:span><text:span text:style-name="Ohne"><text:line-break/></text:span><text:span text:style-name="Ohne"><text:span text:style-name="T18">Experiment</text:span></text:span></text:p>
        </text:list-item>
      </text:list>
      <text:p text:style-name="Text"/>
      <text:list xml:id="list37409217" text:continue-numbering="true" text:style-name="WWNum2">
        <text:list-item>
          <text:p text:style-name="P3"><text:span text:style-name="Ohne"><text:span text:style-name="T20">Blinding</text:span></text:span><text:span text:style-name="Ohne"><text:line-break/></text:span><text:span text:style-name="Ohne"><text:span text:style-name="T5">No blinding is involved in this study</text:span></text:span><text:span text:style-name="Ohne"><text:span text:style-name="T9">, since the experimental manipulations are within-participants.</text:span></text:span><text:span text:style-name="T5"> Participants are</text:span><text:span text:style-name="T9"> only</text:span><text:span text:style-name="T5"> informed about </text:span><text:span text:style-name="T9">the change of mapping from stimuli zu response keys</text:span><text:span text:style-name="T5">. The experiment is conducted via the internet. No direct contact between experimenters and participants will take place.</text:span></text:p>
          <text:p text:style-name="P3"><text:span text:style-name="T5"><text:s/></text:span></text:p>
        </text:list-item>
        <text:list-item>
          <text:p text:style-name="P3"><text:span text:style-name="Ohne"><text:span text:style-name="T5">Is there any additional blinding in this study?</text:span></text:span><text:span text:style-name="Ohne"><text:line-break/></text:span><text:span text:style-name="Ohne"><text:span text:style-name="T9">No</text:span></text:span></text:p>
        </text:list-item>
      </text:list>
      <text:p text:style-name="Text"/>
      <text:list xml:id="list37407425" text:continue-numbering="true" text:style-name="WWNum2">
        <text:list-item>
          <text:p text:style-name="P3"><text:span text:style-name="Ohne"><text:span text:style-name="T7">Study design</text:span></text:span><text:span text:style-name="Ohne"><text:line-break/></text:span><text:span text:style-name="Ohne"><text:span text:style-name="T9">The experiment is within-subject design with one factor: S-R Mapping (2 levels: small-left, small-right). Further information is given in the attached document “</text:span></text:span><text:span text:style-name="T5">Design for Conceptual Replication of Experiment 1 by W</text:span>ü<text:span text:style-name="T9">hr and Seegelke (2018)“.</text:span></text:p>
        </text:list-item>
      </text:list>
      <text:p text:style-name="Text"/>
      <text:list xml:id="list37416423" text:continue-numbering="true" text:style-name="WWNum2">
        <text:list-item>
          <text:p text:style-name="P3"><text:span text:style-name="Ohne"><text:span text:style-name="T7">Randomization</text:span></text:span><text:span text:style-name="Ohne"><text:line-break/></text:span><text:span text:style-name="Ohne"><text:span text:style-name="T9">We will randomize the order in which each participant will complete the experimental trial blocks, i.e. the S-R Mapping of the first block of experimental trials is randomly chosen. The S-R Mapping of the following block/blocks is determined by this initial choice, so that in the end each participant has completed the same number of experimental trials per Mapping.</text:span></text:span><text:span text:style-name="Ohne"><text:span text:style-name="T5"> Furthermore we will randomize the order in which the stimulus, i.e. big square or small square, will be presented in each block (with the same amount of each stimulus in each block).</text:span></text:span></text:p>
        </text:list-item>
      </text:list>
      <text:list xml:id="list37409402" text:continue-list="list37403491" text:style-name="Outline">
        <text:list-item>
          <text:list>
            <text:list-item>
              <text:list>
                <text:list-item>
                  <text:h text:style-name="Heading_20_3" text:outline-level="3"><text:bookmark text:name="_hu8o0vkz41nk"/><text:span text:style-name="Ohne"><text:span text:style-name="T14">S</text:span></text:span><text:span text:style-name="Ohne"><text:span text:style-name="T6">ampling Plan</text:span></text:span></text:h>
                </text:list-item>
              </text:list>
            </text:list-item>
          </text:list>
        </text:list-item>
      </text:list>
      <text:p text:style-name="Text"/>
      <text:list xml:id="list37425501" text:continue-list="list37416423" text:style-name="WWNum2">
        <text:list-item>
          <text:p text:style-name="P3"><text:span text:style-name="Ohne"><text:span text:style-name="T7">Existing data</text:span></text:span><text:span text:style-name="Ohne"><text:line-break/></text:span><text:span text:style-name="Ohne"><text:span text:style-name="T5">Registration prior to creation of data: </text:span></text:span><text:span text:style-name="Ohne"><text:span text:style-name="T9">The</text:span></text:span><text:span text:style-name="Ohne"><text:span text:style-name="T5"> data have not yet been </text:span></text:span><text:span text:style-name="Ohne"><text:span text:style-name="T9">created, since the experiment was not yet conducted</text:span></text:span><text:span text:style-name="Ohne"><text:span text:style-name="T5">. Data from </text:span></text:span><text:span text:style-name="Ohne"><text:span text:style-name="T9">the original </text:span></text:span><text:span text:style-name="Ohne"><text:span text:style-name="T5">study</text:span></text:span><text:span text:style-name="Ohne"><text:span text:style-name="T9">-to-be-replicated</text:span></text:span><text:span text:style-name="Ohne"> (N=</text:span><text:span text:style-name="Ohne"><text:span text:style-name="T9">24</text:span></text:span><text:span text:style-name="Ohne"><text:span text:style-name="T5">) was available and guided the specification of statistical models. This data is not included in the final analysis.</text:span></text:span></text:p>
        </text:list-item>
      </text:list>
      <text:p text:style-name="Text"/>
      <text:list xml:id="list37407434" text:continue-numbering="true" text:style-name="WWNum2">
        <text:list-item>
          <text:p text:style-name="P3"><text:span text:style-name="Ohne"><text:span text:style-name="T7">Explanation of existing data</text:span></text:span><text:span text:style-name="Ohne"><text:line-break/></text:span><text:span text:style-name="Ohne"><text:span text:style-name="T9">We are aware of the effect found in the original study and have reanalyzed the data created by this study. We will use the same analyses to try and reproduce the original fin</text:span></text:span><text:soft-page-break/><text:span text:style-name="Ohne"><text:span text:style-name="T9">dings. </text:span></text:span><text:span text:style-name="Ohne"><text:span text:style-name="T28">(Das müssen wir dann noch ändern je nachdem ob wir jetzt bayesian regression oder ANOVA nehmen) </text:span></text:span><text:span text:style-name="Ohne"><text:span text:style-name="T9">The data won't be used for our future analysis. </text:span></text:span></text:p>
        </text:list-item>
      </text:list>
      <text:p text:style-name="Text"><text:span text:style-name="Ohne"/></text:p>
      <text:p text:style-name="Text"><text:span text:style-name="Ohne"/></text:p>
      <text:p text:style-name="Text"/>
      <text:list xml:id="list37406838" text:continue-numbering="true" text:style-name="WWNum2">
        <text:list-item>
          <text:p text:style-name="P3"><text:span text:style-name="Ohne"><text:span text:style-name="T7">Data collection procedures</text:span></text:span><text:span text:style-name="Ohne"><text:line-break/></text:span><text:span text:style-name="T5">Participants are recruited via [Email, social media, namely Instagram, Facebook, Whats App, Reddit]. By following the link to the experiment, participants declared to have normal or corrected-to-normal visual acuity and should be naive with respect to the purpose of the study. Participation is voluntary and not rewarded with material things or money but the experimenters' deep gratitude.</text:span></text:p>
        </text:list-item>
      </text:list>
      <text:p text:style-name="P7"/>
      <text:p text:style-name="Text"/>
      <text:list xml:id="list37416211" text:continue-numbering="true" text:style-name="WWNum2">
        <text:list-item>
          <text:p text:style-name="P3"><text:span text:style-name="T17">Sample size</text:span><text:span text:style-name="T19"> </text:span></text:p>
          <text:p text:style-name="P3"><text:span text:style-name="Ohne"><text:span text:style-name="T15">We are aiming to recruit as many participants as possible.</text:span></text:span></text:p>
        </text:list-item>
      </text:list>
      <text:p text:style-name="Text"/>
      <text:list xml:id="list37426190" text:continue-numbering="true" text:style-name="WWNum2">
        <text:list-item>
          <text:p text:style-name="P3"><text:span text:style-name="Ohne"><text:span text:style-name="T7">Sample size rationale</text:span></text:span></text:p>
          <text:p text:style-name="P3"><text:span text:style-name="Ohne"><text:span text:style-name="T5">Since we have limited time for our project (project deadline) we cannot give a precise minimum number of participants to draft.</text:span></text:span></text:p>
        </text:list-item>
      </text:list>
      <text:p text:style-name="P6"/>
      <text:p text:style-name="Text"/>
      <text:list xml:id="list37410714" text:continue-numbering="true" text:style-name="WWNum2">
        <text:list-item>
          <text:p text:style-name="P3"><text:span text:style-name="Ohne"><text:span text:style-name="T7">Stopping rule</text:span></text:span></text:p>
          <text:p text:style-name="P3"><text:span text:style-name="Ohne"><text:span text:style-name="T5">We will stop collecting data on the 3rd of August at midnight. </text:span></text:span></text:p>
        </text:list-item>
      </text:list>
      <text:p text:style-name="Text"/>
      <text:list xml:id="list37404335" text:continue-list="list37409402" text:style-name="Outline">
        <text:list-item>
          <text:list>
            <text:list-item>
              <text:list>
                <text:list-item>
                  <text:h text:style-name="Heading_20_3" text:outline-level="3"><text:bookmark text:name="_pec3rgxfolor"/><text:span text:style-name="Ohne"><text:span text:style-name="T14">V</text:span></text:span><text:span text:style-name="Ohne"><text:span text:style-name="T12">ariables</text:span></text:span></text:h>
                </text:list-item>
              </text:list>
            </text:list-item>
          </text:list>
        </text:list-item>
      </text:list>
      <text:p text:style-name="Text"/>
      <text:list xml:id="list37397174" text:continue-list="list37410714" text:style-name="WWNum2">
        <text:list-item>
          <text:p text:style-name="P3"><text:span text:style-name="Ohne"><text:span text:style-name="T7">Manipulated variables</text:span></text:span><text:span text:style-name="Ohne"><text:line-break/></text:span><text:span text:style-name="Ohne"><text:span text:style-name="T9">We manipulated the stimulus-response mapping: Either the response for a small stimulus is a left key (Q) and t</text:span></text:span><text:span text:style-name="T9">he response for a large stimulus is </text:span><text:span text:style-name="Ohne"><text:span text:style-name="T9">a right key (P) or vice versa.</text:span></text:span></text:p>
        </text:list-item>
      </text:list>
      <text:p text:style-name="P7"/>
      <text:list xml:id="list37412737" text:continue-numbering="true" text:style-name="WWNum2">
        <text:list-item>
          <text:p text:style-name="P3"><text:span text:style-name="Ohne"><text:span text:style-name="T7">Measured variables</text:span></text:span><text:span text:style-name="Ohne"><text:line-break/></text:span><text:span text:style-name="Ohne"><text:span text:style-name="T9">The response of the participant to a given stimulus will be recorded (either left key or right key) as well as the reaction time it took them from being shown the stimulus to them pressing the key (in ms).</text:span></text:span></text:p>
        </text:list-item>
      </text:list>
      <text:p text:style-name="P7"/>
      <text:list xml:id="list37425265" text:continue-numbering="true" text:style-name="WWNum2">
        <text:list-item>
          <text:p text:style-name="P3"><text:span text:style-name="Ohne"><text:span text:style-name="T23">Indices</text:span></text:span><text:span text:style-name="Ohne"><text:line-break/></text:span><text:span text:style-name="Ohne"><text:span text:style-name="T9">We are not going to use any indices.</text:span></text:span></text:p>
        </text:list-item>
      </text:list>
      <text:p text:style-name="Text"/>
      <text:p text:style-name="Text"/>
      <text:p text:style-name="Text"/>
      <text:list xml:id="list37396961" text:continue-list="list37404335" text:style-name="Outline">
        <text:list-item>
          <text:list>
            <text:list-item>
              <text:list>
                <text:list-item>
                  <text:h text:style-name="Heading_20_3" text:outline-level="3"><text:bookmark text:name="_mtn7m44krsg"/><text:soft-page-break/><text:span text:style-name="Ohne"><text:span text:style-name="T14">A</text:span></text:span><text:span text:style-name="Ohne"><text:span text:style-name="T6">nalysis Plan </text:span></text:span></text:h>
                </text:list-item>
              </text:list>
            </text:list-item>
          </text:list>
        </text:list-item>
      </text:list>
      <text:p text:style-name="Text"><text:span text:style-name="Ohne"><text:span text:style-name="T14"><text:s/></text:span></text:span></text:p>
      <text:list xml:id="list37401161" text:continue-list="list37425265" text:style-name="WWNum2">
        <text:list-item>
          <text:p text:style-name="P3"><text:span text:style-name="Ohne"><text:span text:style-name="T5">Statistical models</text:span></text:span><text:span text:style-name="Ohne"><text:line-break/></text:span><text:span text:style-name="Ohne"><text:span text:style-name="T9">We will use a two-way within-subjects ANOVA to analyze the influence of the factors S-R Mapping and Response on the Reaction Time as well as the interaction effect of S-R Mapping and Response on Reaction Time. The independent, manipulated variable is the S-R Mapping. The dependent variable is the Reaction Time.</text:span></text:span><text:span text:style-name="Ohne"><text:line-break/></text:span></text:p>
          <text:list>
            <text:list-item>
              <text:p text:style-name="P3"><text:span text:style-name="Ohne"><text:span text:style-name="T5">What statistical model will you use to test each hypothesis? Please include the type of model (e.g. ANOVA, multiple regression, SEM, etc) and the specification of the model (this includes each variable that will be included as predictors, outcomes, or covariates). Please specify any interactions, subgroup analyses, pairwise or complex contrasts, or follow-up tests from omnibus tests. If you plan on using any positive controls, negative controls, or manipulation checks you may mention that here. Remember that any test not included here must be noted as an exploratory test in your final article. </text:span></text:span></text:p>
            </text:list-item>
            <text:list-item>
              <text:p text:style-name="P5"><text:span text:style-name="Ohne"><text:span text:style-name="T7">Example</text:span></text:span><text:span text:style-name="Ohne"><text:span text:style-name="T8">: <text:s/>We will use a one-way between subjects ANOVA to analyze our results. The manipulated, categorical independent variable is 'sugar' whereas the dependent variable is our taste index. </text:span></text:span></text:p>
            </text:list-item>
            <text:list-item>
              <text:p text:style-name="P3"><text:span text:style-name="Ohne"><text:span text:style-name="T7">More information</text:span></text:span><text:span text:style-name="Ohne"><text:span text:style-name="T5">: This is perhaps the most important and most complicated question within the preregistration. As with all of the other questions, the key is to provide a specific recipe for analyzing the collected data. Ask yourself: is enough detail provided to run the same analysis again with the information provided by the user? Be aware for instances where the statistical models appear specific, but actually leave openings for the precise test. See the following examples: </text:span></text:span></text:p>
              <text:list>
                <text:list-item>
                  <text:list>
                    <text:list-item>
                      <text:p text:style-name="P3"><text:span text:style-name="Ohne"><text:span text:style-name="T5">If someone specifies a 2x3 ANOVA with both factors within subjects, there is still flexibility with the various types of ANOVAs that could be run. Either a repeated measures ANOVA (RMANOVA) or a multivariate ANOVA (MANOVA) could be used for that design, which are two different tests. </text:span></text:span></text:p>
                    </text:list-item>
                    <text:list-item>
                      <text:p text:style-name="P3"><text:span text:style-name="Ohne"><text:span text:style-name="T5">If you are going to perform a sequential analysis and check after 50, 100, and 150 samples, you must also specify the p-values you</text:span></text:span><text:span text:style-name="Ohne">’</text:span><text:span text:style-name="Ohne"><text:span text:style-name="T5">ll test against at those three points.</text:span></text:span></text:p>
                    </text:list-item>
                  </text:list>
                </text:list-item>
              </text:list>
            </text:list-item>
          </text:list>
        </text:list-item>
      </text:list>
      <text:p text:style-name="Text"/>
      <text:p text:style-name="Text"/>
      <text:list xml:id="list37412507" text:continue-numbering="true" text:style-name="WWNum2">
        <text:list-item>
          <text:p text:style-name="P3"><text:span text:style-name="Ohne"><text:span text:style-name="T11">Transformations</text:span></text:span><text:span text:style-name="Ohne"><text:line-break/></text:span><text:span text:style-name="Ohne"><text:span text:style-name="T9">No transformations are necessary.</text:span></text:span></text:p>
        </text:list-item>
      </text:list>
      <text:p text:style-name="P7"/>
      <text:p text:style-name="Text"/>
      <text:list xml:id="list37420537" text:continue-numbering="true" text:style-name="WWNum2">
        <text:list-item>
          <text:p text:style-name="P3"><text:span text:style-name="Ohne"><text:span text:style-name="T11">Inference criteria</text:span></text:span><text:span text:style-name="Ohne"><text:line-break/></text:span><text:span text:style-name="Ohne"><text:span text:style-name="T9">We will use the p-values provided by the ANOVA and compare them to a significance level of .05. If the p-values lies below this threshold we will reject the respective hypothe</text:span></text:span><text:soft-page-break/><text:span text:style-name="Ohne"><text:span text:style-name="T9">sis, otherwise we will fail to reject it.</text:span></text:span><text:span text:style-name="Ohne"><text:line-break/></text:span></text:p>
          <text:list>
            <text:list-item>
              <text:p text:style-name="P3"><text:span text:style-name="Ohne"><text:span text:style-name="T5">What criteria will you use to make inferences? Please describe the information you</text:span></text:span><text:span text:style-name="Ohne">Í</text:span><text:span text:style-name="Ohne"><text:span text:style-name="T5">ll use (e.g. p-values, bayes factors, specific model fit indices), as well as cut-off criterion, where appropriate. Will you be using one or two tailed tests for each of your analyses? If you are comparing multiple conditions or testing multiple hypotheses, will you account for this?</text:span></text:span></text:p>
            </text:list-item>
            <text:list-item>
              <text:p text:style-name="P3"><text:span text:style-name="Ohne"><text:span text:style-name="T7">Example</text:span></text:span><text:span text:style-name="Ohne"><text:span text:style-name="T5">: We will use the standard p&lt;.05 criteria for determining if the ANOVA and the post hoc test suggest that the results are significantly different from those expected if the null hypothesis were correct. The post-hoc Tukey-Kramer test adjusts for multiple comparisons. </text:span></text:span></text:p>
            </text:list-item>
            <text:list-item>
              <text:p text:style-name="P3"><text:span text:style-name="Ohne"><text:span text:style-name="T7">More information: </text:span></text:span><text:span text:style-name="Ohne"><text:span text:style-name="T5">P-values, confidence intervals, and effect sizes are standard means for making an inference, and any level is acceptable, though some criteria must be specified in this or previous fields. Bayesian analyses should specify a Bayes factor or a credible interval. If you are selecting models, then how will you determine the relative quality of each? In regards to multiple comparisons, this is a question with few </text:span></text:span><text:span text:style-name="Ohne"><text:span text:style-name="T21">“</text:span></text:span><text:span text:style-name="Ohne"><text:span text:style-name="T5">wrong</text:span></text:span><text:span text:style-name="Ohne">” </text:span><text:span text:style-name="Ohne"><text:span text:style-name="T5">answers. In other words, transparency is more important than any specific method of controlling the false discovery rate or false error rate. One may state an intention to report all tests conducted or one may conduct a specific correction procedure; either strategy is acceptable.</text:span></text:span></text:p>
            </text:list-item>
          </text:list>
        </text:list-item>
      </text:list>
      <text:p text:style-name="P6"/>
      <text:p text:style-name="Text"/>
      <text:p text:style-name="P7"/>
      <text:list xml:id="list37403678" text:continue-numbering="true" text:style-name="WWNum2">
        <text:list-item>
          <text:p text:style-name="P3"><text:span text:style-name="Ohne"><text:span text:style-name="T24">Data exclusio</text:span></text:span><text:span text:style-name="Ohne"><text:span text:style-name="T9">n</text:span></text:span><text:span text:style-name="Ohne"><text:line-break/></text:span><text:span text:style-name="Ohne"><text:span text:style-name="T9">Firstly, we will only use data from the experimental trials, i.e. exclude the data collected during test trials. Secondly, we will </text:span></text:span><text:span text:style-name="T9">exclude Reaction Times faster than 100ms or slower than 1500ms.</text:span></text:p>
        </text:list-item>
      </text:list>
      <text:p text:style-name="P6"/>
      <text:p text:style-name="P6"/>
      <text:list xml:id="list37409125" text:continue-numbering="true" text:style-name="WWNum2">
        <text:list-item>
          <text:p text:style-name="P3"><text:span text:style-name="Ohne"><text:span text:style-name="T25">Missing data</text:span></text:span><text:span text:style-name="Ohne"><text:line-break/></text:span><text:span text:style-name="Ohne"><text:span text:style-name="T9">If less than 10 trials were recorded incorrectly for a participant, we will use the remaining intact data from that participant. Otherwise we will discard all data from that participant.</text:span></text:span><text:span text:style-name="Ohne"><text:line-break/></text:span><text:span text:style-name="Ohne"><text:span text:style-name="T9">OR</text:span></text:span><text:span text:style-name="Ohne"><text:line-break/></text:span><text:span text:style-name="Ohne"><text:span text:style-name="T9">If any trials were recorded incorrectly for a participant, we will discard all data from that participant.</text:span></text:span></text:p>
        </text:list-item>
      </text:list>
      <text:p text:style-name="Text"/>
      <text:p text:style-name="Text"/>
      <text:list xml:id="list37418273" text:continue-numbering="true" text:style-name="WWNum2">
        <text:list-item>
          <text:p text:style-name="P3"><text:span text:style-name="Ohne"><text:span text:style-name="T27">Exploratory analysis</text:span></text:span><text:span text:style-name="Ohne"><text:line-break/></text:span><text:span text:style-name="Ohne"><text:span text:style-name="T9">We plan on also including left-handed participants in our experiment and are interested in the following questions:</text:span></text:span><text:span text:style-name="Ohne"><text:line-break/></text:span><text:span text:style-name="Ohne"><text:span text:style-name="T9">1. Does the interaction effect between Mapping and Response effect left-handed participants’ Reaction Time in the same manner as those of right-handed participants?</text:span></text:span></text:p>
        </text:list-item>
      </text:list>
      <text:list xml:id="list37398312" text:continue-list="list37396961" text:style-name="Outline">
        <text:list-item>
          <text:list>
            <text:list-item>
              <text:list>
                <text:list-item>
                  <text:h text:style-name="Heading_20_3" text:outline-level="3"><text:bookmark text:name="_wujw18ggcuz"/><text:soft-page-break/><text:span text:style-name="Ohne"><text:span text:style-name="T14">O</text:span></text:span><text:span text:style-name="Ohne"><text:span text:style-name="T6">ther</text:span></text:span></text:h>
                </text:list-item>
              </text:list>
            </text:list-item>
          </text:list>
        </text:list-item>
      </text:list>
      <text:p text:style-name="Text"><text:span text:style-name="Ohne"><text:span text:style-name="T20"/></text:span></text:p>
      <text:list xml:id="list37396881" text:continue-list="list37418273" text:style-name="WWNum2">
        <text:list-item>
          <text:p text:style-name="P3"><text:span text:style-name="Ohne"><text:span text:style-name="T5">Other (Optional)</text:span></text:span></text:p>
          <text:list>
            <text:list-item>
              <text:p text:style-name="P3"><text:span text:style-name="Ohne"><text:span text:style-name="T5">If there is any additional information that you feel needs to be included in your preregistration, please enter it here. Literature cited, disclosures of any related work such as replications or work that uses the same data, or other context that will be helpful for future readers would be appropriate here. </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de" fo:country="DE"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de" fo:country="DE"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282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2pt" fo:letter-spacing="normal" fo:language="en" fo:country="US" fo:font-style="normal" style:text-underline-style="none" fo:font-weight="normal" style:letter-kerning="tru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Kopf-_20_und_20_Fußzeilen" style:display-name="Kopf- und Fußzeilen"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Neue"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Text" style:family="paragraph" style:parent-style-name="Caption" style:default-outline-level="" style:list-style-name="" style:class="extra">
      <style:paragraph-properties fo:margin-left="0cm" fo:margin-right="0cm" fo:margin-top="0cm" fo:margin-bottom="0cm" fo:line-height="115%"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11pt" fo:letter-spacing="normal" fo:font-style="normal" style:text-underline-style="none" fo:font-weight="normal" style:letter-kerning="true" style:font-name-asian="Arial2" style:font-size-asian="11pt" style:font-style-asian="normal" style:font-weight-asian="normal" style:font-name-complex="Arial3" style:font-size-complex="11pt" style:font-style-complex="normal" style:font-weight-complex="normal"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564cm" fo:margin-bottom="0.141cm" fo:line-height="115%"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434343" style:text-outline="false" style:text-line-through-style="none" style:text-position="0% 100%" style:font-name="Arial" fo:font-size="14pt" fo:letter-spacing="normal" fo:font-style="normal" style:text-underline-style="none" fo:font-weight="normal" style:letter-kerning="true" style:font-name-asian="Arial2" style:font-size-asian="14pt" style:font-style-asian="normal" style:font-weight-asian="normal" style:font-name-complex="Arial2" style:font-size-complex="14pt" style:font-style-complex="normal" style:font-weight-complex="normal" fo:hyphenate="tru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423cm" fo:margin-bottom="0.141cm"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666666" style:text-outline="false" style:text-line-through-style="none" style:text-position="0% 100%" style:font-name="Arial" fo:font-size="11pt" fo:letter-spacing="normal" fo:language="en" fo:country="US"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494cm" fo:margin-bottom="0.141cm" fo:text-align="start" style:justify-single-word="false" fo:keep-together="always" fo:orphans="2" fo:widows="2" fo:hyphenation-ladder-count="no-limit" fo:text-indent="0cm" style:auto-text-indent="false" fo:background-color="#ffffff" fo:keep-with-next="always" style:writing-mode="lr-tb">
        <style:background-image/>
      </style:paragraph-properties>
      <style:text-properties fo:font-variant="normal" fo:text-transform="none" fo:color="#666666" style:text-outline="false" style:text-line-through-style="none" style:text-position="0% 100%" style:font-name="Arial" fo:font-size="12pt" fo:letter-spacing="normal" fo:language="en" fo:country="US" fo:font-style="normal"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hne" style:family="text"/>
    <style:style style:name="Hyperlink.0" style:family="text" style:parent-style-name="Ohne">
      <style:text-properties fo:color="#1155cc" style:text-outline="false" style:text-underline-style="solid" style:text-underline-width="auto" style:text-underline-color="#000000"/>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8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85cm" fo:margin-left="2.54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5cm" fo:margin-left="3.81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85cm" fo:margin-left="5.0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85cm" fo:margin-left="6.35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85cm" fo:margin-left="7.62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85cm" fo:margin-left="8.89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85cm" fo:margin-left="10.16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8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8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85cm" fo:margin-left="2.54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5cm" fo:margin-left="3.81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85cm" fo:margin-left="5.0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85cm" fo:margin-left="6.35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85cm" fo:margin-left="7.62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85cm" fo:margin-left="8.89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85cm" fo:margin-left="10.16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8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515cm" fo:margin-left="3.17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515cm" fo:margin-left="6.98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51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515cm" fo:margin-left="3.17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515cm" fo:margin-left="6.98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51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Kopf-_20_und_20_Fußzeilen"/>
      </style:header>
      <style:footer>
        <text:p text:style-name="Kopf-_20_und_20_Fußzeile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20-07-16T17:19:57.95</dc:date>
    <dc:creator>Ludger Masch</dc:creator>
    <meta:editing-duration>P1DT1H45M</meta:editing-duration>
    <meta:editing-cycles>3</meta:editing-cycles>
    <meta:document-statistic meta:table-count="0" meta:image-count="0" meta:object-count="0" meta:page-count="6" meta:paragraph-count="56" meta:word-count="1507" meta:character-count="9409"/>
  </office:meta>
</office:document-meta>
</file>